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6365" officeooo:paragraph-rsid="001e63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 de cours C3 - OpenClassro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1:32:06.701567684</meta:creation-date>
    <dc:date>2019-03-06T21:33:03.772552209</dc:date>
    <meta:editing-duration>PT1M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6.0.6.2$Linux_X86_64 LibreOffice_project/00m0$Build-2</meta:generator>
  </office:meta>
</office:document-meta>
</file>